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5.4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E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ОАЭ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fghanistan</text:p>
          </table:table-cell>
          <table:table-cell table:style-name="Default"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Афганистан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Антигуа и Барбуда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Ангилья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Албания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Армения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Ангола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gentina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Аргентина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Австрия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Австралия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Аруба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Азербайджан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Босния и Герцеговина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Барбадос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Бангладеш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Бельгия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urina Faso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Буркина-Фасо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Болгария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Бахрейн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Бурунди</text:p>
          </table:table-cell>
        </table:table-row>
        <table:table-row table:style-name="ro1">
          <table:table-cell office:value-type="string" calcext:value-type="string">
            <text:p>BJ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Бенин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Бутан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Бруней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Боливия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Бразилия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Багамы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Ботсвана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Беларусь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Белиз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анада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ublic of the Congo</text:p>
          </table:table-cell>
          <table:table-cell office:value-type="string" calcext:value-type="string">
            <text:p>Congo, the Democratic Republic of the</text:p>
          </table:table-cell>
          <table:table-cell office:value-type="string" calcext:value-type="string">
            <text:p>C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Конго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ЦАР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 Congo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Дем. Конго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Швейцария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CÃ´te d'Ivoire</text:p>
          </table:table-cell>
          <table:table-cell office:value-type="string" calcext:value-type="string">
            <text:p>C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Кот д'Ивуар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Чили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Камерун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итай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Колумбия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Коста Рика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Кабо-Верде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Кипр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Чехия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Германия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Джибути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Дания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Доминика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Доминиканская Республика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Алжир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Эквадор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Эстония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Египет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Эритрея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Испания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Эфиопия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Финляндия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Fij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Фиджи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Франция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Габон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gland(Great Britain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Англия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Гренада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Грузия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Французская Гвиана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Гана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float" office:value="201" calcext:value-type="float">
            <text:p>201</text:p>
          </table:table-cell>
          <table:table-cell table:style-name="ce1" office:value-type="string" calcext:value-type="string">
            <text:p>Gibraltar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Гибралтар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Гамбия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Гвинея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Гваделупа</text:p>
          </table:table-cell>
        </table:table-row>
        <table:table-row table:style-name="ro1">
          <table:table-cell office:value-type="string" calcext:value-type="string">
            <text:p>GQ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Экваториальная Гвинея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Греция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Гватемала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Гвинея-Бисау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Гайана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ngKong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Гонконг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Гондурас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Хорватия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Гаити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Венгрия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Индонезия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Ирландия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Израиль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Индия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Ирак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Исландия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Италия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Ямайка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Иордания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Кения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ыргызстан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Камбоджа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K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Коморы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Сент-Китс и Невис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Кувейт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Острова Кайман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азахстан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ao People`s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Лаос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Ливан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Сент-Люсия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Шри-Ланка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Либерия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Лесото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Литва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Люксембург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Латвия</text:p>
          </table:table-cell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Ливия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Марокко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Монако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Moldova, Republic of</text:p>
          </table:table-cell>
          <table:table-cell office:value-type="string" calcext:value-type="string">
            <text:p>M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Молдова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Черногория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Мадагаскар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Macedonia, the Former Yugoslav Republic of</text:p>
          </table:table-cell>
          <table:table-cell office:value-type="string" calcext:value-type="string">
            <text:p>MK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Северная Македония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Мали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Мьянма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Монголия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Макао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Мавритания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Монтсеррат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Маврикий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Мальдивы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Малави</text:p>
          </table:table-cell>
        </table:table-row>
        <table:table-row table:style-name="ro1">
          <table:table-cell office:value-type="string" calcext:value-type="string">
            <text:p>MX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Мексика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Малайзия</text:p>
          </table:table-cell>
        </table:table-row>
        <table:table-row table:style-name="ro1">
          <table:table-cell office:value-type="string" calcext:value-type="string">
            <text:p>MZ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Мозамбик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ambia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Намибия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Новая Каледония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Нигер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Нигерия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Никарагуа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Нидерланды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Норвегия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Непал</text:p>
          </table:table-cell>
        </table:table-row>
        <table:table-row table:style-name="ro1">
          <table:table-cell office:value-type="string" calcext:value-type="string">
            <text:p>NZ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Новая Зеландия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Оман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анама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еру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pua <text:s text:c="3"/>new <text:s text:c="3"/>Guine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Папуа-Новая Гвинея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Филиппины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акистан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льша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уэрто-Рико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Португалия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арагвай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Катар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RÃ©union</text:p>
          </table:table-cell>
          <table:table-cell office:value-type="string" calcext:value-type="string">
            <text:p>R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Реюньон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Румыния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Сербия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оссия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Руанда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Сауд. Аравия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Республика Сейшелы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Sudan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Судан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Швеция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Сингапур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Словения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Словакия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Сьерра-Леоне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Сенегал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Сомали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Суринам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Южный Судан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Сан-Томе и Принсипи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Сальвадор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Свазиленд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Чад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Того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Таиланд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Таджикистан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Тимор-Лесте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Туркменистан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Тунис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Турция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Тринидад и Тобаго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wan, Province of China</text:p>
          </table:table-cell>
          <table:table-cell office:value-type="string" calcext:value-type="string">
            <text:p>TW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Тайвань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Танзания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краина</text:p>
          </table:table-cell>
        </table:table-row>
        <table:table-row table:style-name="ro1">
          <table:table-cell office:value-type="string" calcext:value-type="string">
            <text:p>UG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Уганда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США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ited States vir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США (виртуальные)</text:p>
          </table:table-cell>
        </table:table-row>
        <table:table-row table:style-name="ro1">
          <table:table-cell office:value-type="string" calcext:value-type="string">
            <text:p>UY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Уругвай</text:p>
          </table:table-cell>
        </table:table-row>
        <table:table-row table:style-name="ro1">
          <table:table-cell office:value-type="string" calcext:value-type="string">
            <text:p>UZ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Узбекистан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aint Vincent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Сент-Винсент и Гренадин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ezuela, Bolivarian Republic of</text:p>
          </table:table-cell>
          <table:table-cell office:value-type="string" calcext:value-type="string">
            <text:p>V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Венесуэла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ьетнам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Йемен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ЮАР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Замбия</text:p>
          </table:table-cell>
        </table:table-row>
        <table:table-row table:style-name="ro1">
          <table:table-cell office:value-type="string" calcext:value-type="string">
            <text:p>ZW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Зимбабве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Иран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office:value-type="string" calcext:value-type="string">
            <text:p>Куба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Сирия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Лист1.A1:Лист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.00.0000</text:date>, <text:time style:data-style-name="N2" text:time-value="13:34:38.6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5:16:04.965000000</meta:creation-date>
    <dc:date>2023-10-13T13:44:50.038000000</dc:date>
    <meta:editing-duration>PT48M21S</meta:editing-duration>
    <meta:editing-cycles>6</meta:editing-cycles>
    <meta:generator>LibreOffice/7.5.4.2$Windows_X86_64 LibreOffice_project/36ccfdc35048b057fd9854c757a8b67ec53977b6</meta:generator>
    <meta:document-statistic meta:table-count="1" meta:cell-count="1320" meta:object-count="0"/>
  </office:meta>
</office:document-meta>
</file>